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1pt" fo:background-color="transparent" style:font-size-asian="11pt" style:font-size-complex="11pt"/>
    </style:style>
    <style:style style:name="P2" style:family="paragraph" style:parent-style-name="Standard">
      <style:paragraph-properties style:line-height-at-least="0.503cm"/>
      <style:text-properties fo:color="#000000" style:font-name="Liberation Serif" fo:font-size="11pt" fo:font-weight="normal" fo:background-color="transparent" style:font-size-asian="11pt" style:font-size-complex="11pt"/>
    </style:style>
    <style:style style:name="P3" style:family="paragraph" style:parent-style-name="Standard">
      <style:paragraph-properties style:line-height-at-least="0.503cm" fo:text-align="center" style:justify-single-word="false"/>
      <style:text-properties fo:color="#000000" style:font-name="Liberation Serif" fo:font-size="11pt" fo:font-weight="normal" officeooo:rsid="0009bc9e" officeooo:paragraph-rsid="0009bc9e" fo:background-color="transparent" style:font-size-asian="11pt" style:font-size-complex="11pt"/>
    </style:style>
    <style:style style:name="P4" style:family="paragraph" style:parent-style-name="Standard" style:list-style-name="L1">
      <style:paragraph-properties style:line-height-at-least="0.503cm"/>
      <style:text-properties fo:color="#000000" style:font-name="Liberation Serif" fo:font-size="11pt" officeooo:rsid="000d1b7d" officeooo:paragraph-rsid="000d1b7d" fo:background-color="transparent" style:font-size-asian="11pt" style:font-size-complex="11pt"/>
    </style:style>
    <style:style style:name="P5" style:family="paragraph" style:parent-style-name="Standard" style:list-style-name="L1">
      <style:paragraph-properties style:line-height-at-least="0.503cm"/>
      <style:text-properties fo:color="#000000" style:font-name="Liberation Serif" fo:font-size="11pt" officeooo:rsid="000ae8fd" officeooo:paragraph-rsid="000d1b7d" fo:background-color="transparent" style:font-size-asian="11pt" style:font-size-complex="11pt"/>
    </style:style>
    <style:style style:name="P6" style:family="paragraph" style:parent-style-name="Standard" style:list-style-name="L1">
      <style:paragraph-properties style:line-height-at-least="0.503cm"/>
      <style:text-properties fo:color="#000000" style:font-name="Liberation Serif" fo:font-size="11pt" officeooo:rsid="0009bc9e" officeooo:paragraph-rsid="000d1b7d" fo:background-color="transparent" style:font-size-asian="11pt" style:font-size-complex="11pt"/>
    </style:style>
    <style:style style:name="P7" style:family="paragraph" style:parent-style-name="Standard" style:list-style-name="L1">
      <style:paragraph-properties style:line-height-at-least="0.503cm"/>
      <style:text-properties fo:color="#000000" style:font-name="Liberation Serif" fo:font-size="11pt" officeooo:rsid="0009bc9e" officeooo:paragraph-rsid="000e455c" fo:background-color="transparent" style:font-size-asian="11pt" style:font-size-complex="11pt"/>
    </style:style>
    <style:style style:name="P8" style:family="paragraph" style:parent-style-name="Standard" style:list-style-name="L1">
      <style:paragraph-properties style:line-height-at-least="0.503cm"/>
      <style:text-properties fo:color="#000000" style:font-name="Liberation Serif" fo:font-size="11pt" officeooo:rsid="000e455c" officeooo:paragraph-rsid="000e455c" fo:background-color="transparent" style:font-size-asian="11pt" style:font-size-complex="11pt"/>
    </style:style>
    <style:style style:name="P9" style:family="paragraph" style:parent-style-name="Standard" style:list-style-name="L1">
      <style:paragraph-properties style:line-height-at-least="0.503cm"/>
      <style:text-properties fo:color="#000000" style:font-name="Liberation Serif" fo:font-size="11pt" officeooo:rsid="000b4aa3" officeooo:paragraph-rsid="000e455c" fo:background-color="transparent" style:font-size-asian="11pt" style:font-size-complex="11pt"/>
    </style:style>
    <style:style style:name="P10" style:family="paragraph" style:parent-style-name="Standard" style:list-style-name="L1">
      <style:paragraph-properties style:line-height-at-least="0.503cm"/>
      <style:text-properties fo:color="#000000" style:font-name="Liberation Serif" fo:font-size="11pt" officeooo:rsid="000b4aa3" officeooo:paragraph-rsid="001027f1" fo:background-color="transparent" style:font-size-asian="11pt" style:font-size-complex="11pt"/>
    </style:style>
    <style:style style:name="P11" style:family="paragraph" style:parent-style-name="Standard" style:list-style-name="L1">
      <style:paragraph-properties style:line-height-at-least="0.503cm"/>
      <style:text-properties fo:color="#000000" style:font-name="Liberation Serif" fo:font-size="11pt" officeooo:paragraph-rsid="000d1b7d" fo:background-color="transparent" style:font-size-asian="11pt" style:font-size-complex="11pt"/>
    </style:style>
    <style:style style:name="P12" style:family="paragraph" style:parent-style-name="Standard" style:list-style-name="L1">
      <style:paragraph-properties style:line-height-at-least="0.503cm"/>
      <style:text-properties fo:color="#000000" style:font-name="Liberation Serif" fo:font-size="11pt" officeooo:paragraph-rsid="001027f1" fo:background-color="transparent" style:font-size-asian="11pt" style:font-size-complex="11pt"/>
    </style:style>
    <style:style style:name="P13" style:family="paragraph" style:parent-style-name="Standard" style:list-style-name="L1">
      <style:paragraph-properties style:line-height-at-least="0.503cm"/>
      <style:text-properties fo:color="#000000" style:font-name="Liberation Serif" fo:font-size="11pt" officeooo:paragraph-rsid="0012b9da" fo:background-color="transparent" style:font-size-asian="11pt" style:font-size-complex="11pt"/>
    </style:style>
    <style:style style:name="P14" style:family="paragraph" style:parent-style-name="Standard" style:list-style-name="L1">
      <style:paragraph-properties style:line-height-at-least="0.503cm"/>
      <style:text-properties fo:color="#000000" style:font-name="Liberation Serif" fo:font-size="11pt" officeooo:paragraph-rsid="00144986" fo:background-color="transparent" style:font-size-asian="11pt" style:font-size-complex="11pt"/>
    </style:style>
    <style:style style:name="P15" style:family="paragraph" style:parent-style-name="Standard" style:list-style-name="L1">
      <style:paragraph-properties style:line-height-at-least="0.503cm"/>
      <style:text-properties fo:color="#000000" style:font-name="Liberation Serif" fo:font-size="11pt" officeooo:paragraph-rsid="001c93ec" fo:background-color="transparent" style:font-size-asian="11pt" style:font-size-complex="11pt"/>
    </style:style>
    <style:style style:name="P16" style:family="paragraph" style:parent-style-name="Standard" style:list-style-name="L1">
      <style:paragraph-properties style:line-height-at-least="0.503cm"/>
      <style:text-properties fo:color="#000000" style:font-name="Liberation Serif" fo:font-size="11pt" officeooo:paragraph-rsid="001d7863" fo:background-color="transparent" style:font-size-asian="11pt" style:font-size-complex="11pt"/>
    </style:style>
    <style:style style:name="P17" style:family="paragraph" style:parent-style-name="Standard">
      <style:paragraph-properties style:line-height-at-least="0.503cm"/>
      <style:text-properties fo:color="#000000" style:font-name="Liberation Serif" fo:font-size="11pt" officeooo:paragraph-rsid="0012b9da" fo:background-color="transparent" style:font-size-asian="11pt" style:font-size-complex="11pt"/>
    </style:style>
    <style:style style:name="P18" style:family="paragraph" style:parent-style-name="Standard" style:list-style-name="L1">
      <style:paragraph-properties style:line-height-at-least="0.503cm"/>
      <style:text-properties fo:color="#000000" style:font-name="Liberation Serif" fo:font-size="11pt" officeooo:rsid="0012b9da" officeooo:paragraph-rsid="001def3b" fo:background-color="transparent" style:font-size-asian="11pt" style:font-size-complex="11pt"/>
    </style:style>
    <style:style style:name="P19" style:family="paragraph" style:parent-style-name="Standard" style:list-style-name="L1">
      <style:paragraph-properties style:line-height-at-least="0.503cm"/>
      <style:text-properties fo:color="#000000" style:font-name="Liberation Serif" fo:font-size="11pt" officeooo:rsid="001c93ec" officeooo:paragraph-rsid="001c93ec" fo:background-color="transparent" style:font-size-asian="11pt" style:font-size-complex="11pt"/>
    </style:style>
    <style:style style:name="P20" style:family="paragraph" style:parent-style-name="Standard">
      <style:paragraph-properties style:line-height-at-least="0.503cm"/>
      <style:text-properties fo:color="#000000" style:font-name="Liberation Serif" fo:font-size="11pt" officeooo:rsid="001c93ec" officeooo:paragraph-rsid="001c93ec" fo:background-color="transparent" style:font-size-asian="11pt" style:font-size-complex="11pt"/>
    </style:style>
    <style:style style:name="P21" style:family="paragraph" style:parent-style-name="Standard" style:list-style-name="L1">
      <style:paragraph-properties style:line-height-at-least="0.503cm"/>
      <style:text-properties fo:color="#000000" style:font-name="Liberation Serif" fo:font-size="11pt" fo:font-weight="normal" officeooo:rsid="000e455c" officeooo:paragraph-rsid="000e455c" fo:background-color="transparent" style:font-size-asian="11pt" style:font-size-complex="11pt"/>
    </style:style>
    <style:style style:name="P22" style:family="paragraph" style:parent-style-name="Standard" style:list-style-name="L1">
      <style:paragraph-properties style:line-height-at-least="0.503cm"/>
      <style:text-properties fo:color="#000000" style:font-name="Liberation Serif" fo:font-size="11pt" fo:font-weight="normal" officeooo:rsid="001027f1" officeooo:paragraph-rsid="001027f1" fo:background-color="transparent" style:font-size-asian="11pt" style:font-size-complex="11pt"/>
    </style:style>
    <style:style style:name="P23" style:family="paragraph" style:parent-style-name="Standard" style:list-style-name="L1">
      <style:paragraph-properties style:line-height-at-least="0.503cm"/>
      <style:text-properties fo:color="#000000" style:font-name="Liberation Serif" fo:font-size="11pt" fo:font-weight="normal" officeooo:rsid="0012b9da" officeooo:paragraph-rsid="0012b9da" fo:background-color="transparent" style:font-size-asian="11pt" style:font-size-complex="11pt"/>
    </style:style>
    <style:style style:name="P24" style:family="paragraph" style:parent-style-name="Standard" style:list-style-name="L1">
      <style:paragraph-properties style:line-height-at-least="0.503cm"/>
      <style:text-properties fo:color="#000000" style:font-name="Liberation Serif" fo:font-size="11pt" fo:font-weight="normal" officeooo:rsid="0012b9da" officeooo:paragraph-rsid="001af4f6" fo:background-color="transparent" style:font-size-asian="11pt" style:font-size-complex="11pt"/>
    </style:style>
    <style:style style:name="P25" style:family="paragraph" style:parent-style-name="Standard" style:list-style-name="L1">
      <style:paragraph-properties style:line-height-at-least="0.503cm"/>
      <style:text-properties fo:color="#000000" style:font-name="Liberation Serif" fo:font-size="11pt" fo:font-weight="normal" officeooo:rsid="0012b9da" officeooo:paragraph-rsid="0014fe2d" fo:background-color="transparent" style:font-size-asian="11pt" style:font-size-complex="11pt"/>
    </style:style>
    <style:style style:name="P26" style:family="paragraph" style:parent-style-name="Standard" style:list-style-name="L1">
      <style:paragraph-properties style:line-height-at-least="0.503cm"/>
      <style:text-properties fo:color="#000000" style:font-name="Liberation Serif" fo:font-size="11pt" fo:font-weight="normal" officeooo:rsid="0019591b" officeooo:paragraph-rsid="0019591b" fo:background-color="transparent" style:font-size-asian="11pt" style:font-size-complex="11pt"/>
    </style:style>
    <style:style style:name="P27" style:family="paragraph" style:parent-style-name="Standard" style:list-style-name="L1">
      <style:paragraph-properties style:line-height-at-least="0.503cm"/>
      <style:text-properties fo:color="#000000" style:font-name="Liberation Serif" fo:font-size="11pt" fo:font-weight="normal" officeooo:rsid="001c93ec" officeooo:paragraph-rsid="001c93ec" fo:background-color="transparent" style:font-size-asian="11pt" style:font-size-complex="11pt"/>
    </style:style>
    <style:style style:name="P28" style:family="paragraph" style:parent-style-name="Standard" style:list-style-name="L1">
      <style:paragraph-properties style:line-height-at-least="0.503cm"/>
      <style:text-properties fo:color="#000000" style:font-name="Liberation Serif" fo:font-size="11pt" fo:font-weight="normal" officeooo:rsid="0012b9da" officeooo:paragraph-rsid="001af4f6" fo:background-color="#ffffff" style:font-size-asian="11pt" style:font-size-complex="11pt"/>
    </style:style>
    <style:style style:name="T1" style:family="text">
      <style:text-properties officeooo:rsid="000d1b7d"/>
    </style:style>
    <style:style style:name="T2" style:family="text">
      <style:text-properties officeooo:rsid="000e455c"/>
    </style:style>
    <style:style style:name="T3" style:family="text">
      <style:text-properties fo:font-weight="normal"/>
    </style:style>
    <style:style style:name="T4" style:family="text">
      <style:text-properties fo:font-weight="normal" officeooo:rsid="000e455c"/>
    </style:style>
    <style:style style:name="T5" style:family="text">
      <style:text-properties fo:font-weight="normal" officeooo:rsid="001027f1"/>
    </style:style>
    <style:style style:name="T6" style:family="text">
      <style:text-properties fo:font-weight="normal" officeooo:rsid="000b4aa3"/>
    </style:style>
    <style:style style:name="T7" style:family="text">
      <style:text-properties fo:font-weight="normal" officeooo:rsid="0012b9da"/>
    </style:style>
    <style:style style:name="T8" style:family="text">
      <style:text-properties fo:font-weight="normal" officeooo:rsid="00144986"/>
    </style:style>
    <style:style style:name="T9" style:family="text">
      <style:text-properties fo:font-weight="normal" officeooo:rsid="0014fe2d"/>
    </style:style>
    <style:style style:name="T10" style:family="text">
      <style:text-properties fo:font-weight="normal" officeooo:rsid="001d7863"/>
    </style:style>
    <style:style style:name="T11" style:family="text">
      <style:text-properties fo:font-weight="normal" officeooo:rsid="001def3b"/>
    </style:style>
    <style:style style:name="T12" style:family="text">
      <style:text-properties officeooo:rsid="00197dc8"/>
    </style:style>
    <style:style style:name="T13" style:family="text">
      <style:text-properties officeooo:rsid="0014fe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ADO FK's COSIDAS A TH</text:p>
      <text:p text:style-name="P2"/>
      <text:list xml:id="list4638412388251255683" text:style-name="L1">
        <text:list-item>
          <text:p text:style-name="P4">FK_mediageneral_condicionesmaxminmed_libsoav1</text:p>
        </text:list-item>
        <text:list-item>
          <text:p text:style-name="P4">FK_mediaano_condicionesmaxminmed_libsoav1</text:p>
        </text:list-item>
        <text:list-item>
          <text:p text:style-name="P5">FK_mediames_<text:span text:style-name="T1">condicionesmaxminmed_libsoav1</text:span></text:p>
        </text:list-item>
        <text:list-item>
          <text:p text:style-name="P5">FK_mediadia_<text:span text:style-name="T1">condicionesmaxminmed_libsoav1</text:span></text:p>
        </text:list-item>
        <text:list-item>
          <text:p text:style-name="P5">FK_mediahora_<text:span text:style-name="T1">condicionesmaxminmed_libsoav1</text:span></text:p>
          <text:p text:style-name="P5"/>
        </text:list-item>
        <text:list-item>
          <text:p text:style-name="P4">FK_minmaxgeneral_condicionesmaxminmed_libsoav1</text:p>
        </text:list-item>
        <text:list-item>
          <text:p text:style-name="P6">FK_minmaxano<text:span text:style-name="T1">_condicionesmaxminmed_libsoav1</text:span></text:p>
        </text:list-item>
        <text:list-item>
          <text:p text:style-name="P6">FK_minmaxmes<text:span text:style-name="T1">_condicionesmaxminmed_libsoav1</text:span></text:p>
        </text:list-item>
        <text:list-item>
          <text:p text:style-name="P6">FK_minmaxdia<text:span text:style-name="T1">_condicionesmaxminmed_libsoav1</text:span></text:p>
        </text:list-item>
        <text:list-item>
          <text:p text:style-name="P6">FK_minmaxhora<text:span text:style-name="T1">_condicionesmaxminmed_libsoav1</text:span></text:p>
          <text:p text:style-name="P6"/>
        </text:list-item>
        <text:list-item>
          <text:p text:style-name="P8">FK_historicomediames_condicionesmaxminmed_libsoav1</text:p>
        </text:list-item>
        <text:list-item>
          <text:p text:style-name="P9">FK_historicomediadia<text:span text:style-name="T2">_condicionesmaxminmed_libsoav1</text:span></text:p>
        </text:list-item>
        <text:list-item>
          <text:p text:style-name="P9">FK_historicomediahora<text:span text:style-name="T2">_condicionesmaxminmed_libsoav1</text:span></text:p>
          <text:p text:style-name="P9"/>
        </text:list-item>
        <text:list-item>
          <text:p text:style-name="P21">FK_historicominmaxmes_condicionesmaxminmed_libsoav1</text:p>
        </text:list-item>
        <text:list-item>
          <text:p text:style-name="P7"><text:span text:style-name="T3">FK_historicominmaxdia</text:span><text:span text:style-name="T4">_condicionesmaxminmed_libsoav1</text:span></text:p>
        </text:list-item>
        <text:list-item>
          <text:p text:style-name="P7"><text:span text:style-name="T3">FK_historicominmaxhora</text:span><text:span text:style-name="T4">_condicionesmaxminmed_libsoav1</text:span></text:p>
          <text:p text:style-name="P21"/>
        </text:list-item>
        <text:list-item>
          <text:p text:style-name="P5">FK_mediageneral0_<text:span text:style-name="T1">condicionesmaxminmed_libsoav1</text:span></text:p>
        </text:list-item>
        <text:list-item>
          <text:p text:style-name="P5">FK_mediaano0_<text:span text:style-name="T1">condicionesmaxminmed_libsoav1</text:span></text:p>
        </text:list-item>
        <text:list-item>
          <text:p text:style-name="P5">FK_mediames0_<text:span text:style-name="T1">condicionesmaxminmed_libsoav1</text:span></text:p>
        </text:list-item>
        <text:list-item>
          <text:p text:style-name="P5">FK_mediadia0_<text:span text:style-name="T1">condicionesmaxminmed_libsoav1</text:span></text:p>
        </text:list-item>
        <text:list-item>
          <text:p text:style-name="P5">FK_mediahora0_<text:span text:style-name="T1">condicionesmaxminmed_libsoav1</text:span></text:p>
          <text:p text:style-name="P5"/>
        </text:list-item>
        <text:list-item>
          <text:p text:style-name="P4">FK_minmaxgeneral0_condicionesmaxminmed_libsoav1</text:p>
        </text:list-item>
        <text:list-item>
          <text:p text:style-name="P6">FK_minmaxano<text:span text:style-name="T1">0_condicionesmaxminmed_libsoav1</text:span></text:p>
        </text:list-item>
        <text:list-item>
          <text:p text:style-name="P6">FK_minmaxmes<text:span text:style-name="T1">0_condicionesmaxminmed_libsoav1</text:span></text:p>
        </text:list-item>
        <text:list-item>
          <text:p text:style-name="P6">FK_minmaxdia<text:span text:style-name="T1">0_condicionesmaxminmed_libsoav1</text:span></text:p>
        </text:list-item>
        <text:list-item>
          <text:p text:style-name="P6">FK_minmaxhora0_condicionesmaxminmed_libsoav1</text:p>
          <text:p text:style-name="P11"/>
        </text:list-item>
        <text:list-item>
          <text:p text:style-name="P8">FK_historicomediames0_condicionesmaxminmed_libsoav1</text:p>
        </text:list-item>
        <text:list-item>
          <text:p text:style-name="P9">FK_historicomediadia<text:span text:style-name="T2">0_condicionesmaxminmed_libsoav1</text:span></text:p>
        </text:list-item>
        <text:list-item>
          <text:p text:style-name="P9">FK_historicomediahora<text:span text:style-name="T2">0_condicionesmaxminmed_libsoav1</text:span></text:p>
          <text:p text:style-name="P9"/>
        </text:list-item>
        <text:list-item>
          <text:p text:style-name="P21">FK_historicominmaxmes0_condicionesmaxminmed_libsoav1</text:p>
        </text:list-item>
        <text:list-item>
          <text:p text:style-name="P7"><text:span text:style-name="T3">FK_historicominmaxdia</text:span><text:span text:style-name="T4">0_condicionesmaxminmed_libsoav1</text:span></text:p>
        </text:list-item>
        <text:list-item>
          <text:p text:style-name="P7"><text:span text:style-name="T3">FK_historicominmaxhora</text:span><text:span text:style-name="T4">0_condicionesmaxminmed_libsoav1</text:span></text:p>
          <text:p text:style-name="P21"/>
        </text:list-item>
        <text:list-item>
          <text:p text:style-name="P27">FBF_escribirtcasogeneral_medidores_libsoav1</text:p>
        </text:list-item>
        <text:list-item>
          <text:p text:style-name="P22">FK_medidorano_medidores_libsoav1</text:p>
        </text:list-item>
        <text:list-item>
          <text:p text:style-name="P10"><text:span text:style-name="T3">FK_medidormes</text:span><text:span text:style-name="T5">_medidores_libsoav1</text:span></text:p>
        </text:list-item>
        <text:list-item>
          <text:p text:style-name="P10"><text:span text:style-name="T3">FK_medidordia</text:span><text:span text:style-name="T5">_medidores_libsoav1</text:span></text:p>
        </text:list-item>
        <text:list-item>
          <text:p text:style-name="P12"><text:span text:style-name="T6">FK_medidorhora</text:span><text:span text:style-name="T5">_medidores_libsoav1</text:span></text:p>
          <text:p text:style-name="P22"/>
        </text:list-item>
        <text:list-item>
          <text:p text:style-name="P19">FK_creartpacondicioncompuesta_tpa_libsoav1</text:p>
        </text:list-item>
        <text:list-item>
          <text:p text:style-name="P19">FK_creartpacondicioncompuestacontiempo_tpa_libsoav1</text:p>
        </text:list-item>
        <text:list-item>
          <text:p text:style-name="P19">FK_creartpacondicionsimple_tpa_libsoav1</text:p>
        </text:list-item>
        <text:list-item>
          <text:p text:style-name="P19"><text:soft-page-break/>FK_creartpadirecta_tpa_libsoav1</text:p>
        </text:list-item>
        <text:list-item>
          <text:p text:style-name="P19">FK_creartpacondicionmutante_tpa_libsoav1</text:p>
        </text:list-item>
        <text:list-item>
          <text:p text:style-name="P19">FK_minmaxgeneralconcasooff_condicionesmaxminmed_libsoav1</text:p>
        </text:list-item>
        <text:list-item>
          <text:p text:style-name="P19">FK_minmaxanoconcasooff_condicionesmaxminmed_libsoav1</text:p>
        </text:list-item>
        <text:list-item>
          <text:p text:style-name="P19">FK_minmaxmesconcasooff_condicionesmaxminmed_libsoav1</text:p>
        </text:list-item>
        <text:list-item>
          <text:p text:style-name="P19">FK_minmaxdiaconcasooff_condicionesmaxminmed_libsoav1</text:p>
        </text:list-item>
        <text:list-item>
          <text:p text:style-name="P19">FK_minmaxhoraconcasooff_condicionesmaxminmed_libsoav1</text:p>
        </text:list-item>
        <text:list-item>
          <text:p text:style-name="P19">FK_mediageneralconcasooff_condicionesmaxminmed_libsoav1</text:p>
        </text:list-item>
        <text:list-item>
          <text:p text:style-name="P19">FK_mediaanoconcasooff_condicionesmaxminmed_libsoav1</text:p>
        </text:list-item>
        <text:list-item>
          <text:p text:style-name="P19">FK_mediamesconcasooff_condicionesmaxminmed_libsoav1</text:p>
        </text:list-item>
        <text:list-item>
          <text:p text:style-name="P19">FK_mediadiaconcasooff_condicionesmaxminmed_libsoav1</text:p>
        </text:list-item>
        <text:list-item>
          <text:p text:style-name="P19">FK_mediahoraconcasooff_condicionesmaxminmed_libsoav1</text:p>
        </text:list-item>
        <text:list-item>
          <text:p text:style-name="P19">FK_minmaxgeneralsincasooff_condicionesmaxminmed_libsoav1</text:p>
        </text:list-item>
        <text:list-item>
          <text:p text:style-name="P19">FK_minmaxanosincasooff_condicionesmaxminmed_libsoav1</text:p>
        </text:list-item>
        <text:list-item>
          <text:p text:style-name="P19">FK_minmaxmessincasooff_condicionesmaxminmed_libsoav1</text:p>
        </text:list-item>
        <text:list-item>
          <text:p text:style-name="P19">FK_minmaxdiasincasooff_condicionesmaxminmed_libsoav1</text:p>
        </text:list-item>
        <text:list-item>
          <text:p text:style-name="P19">FK_minmaxhorasincasooff_condicionesmaxminmed_libsoav1</text:p>
        </text:list-item>
        <text:list-item>
          <text:p text:style-name="P19">FK_mediageneralsincasooff_condicionesmaxminmed_libsoav1</text:p>
        </text:list-item>
        <text:list-item>
          <text:p text:style-name="P19">FK_mediaanosincasooff_condicionesmaxminmed_libsoav1</text:p>
        </text:list-item>
        <text:list-item>
          <text:p text:style-name="P19">FK_mediamessincasooff_condicionesmaxminmed_libsoav1</text:p>
        </text:list-item>
        <text:list-item>
          <text:p text:style-name="P19">FK_mediadiasincasooff_condicionesmaxminmed_libsoav1</text:p>
        </text:list-item>
        <text:list-item>
          <text:p text:style-name="P19">FK_mediahorasincasooff_condicionesmaxminmed_libsoav1</text:p>
        </text:list-item>
        <text:list-item>
          <text:p text:style-name="P19">FBF_crearcasoshistoricoarranque_tpse_libsoav1</text:p>
        </text:list-item>
        <text:list-item>
          <text:p text:style-name="P19">FBF_crearcasoshistoricoparada_tpse_libsoav1</text:p>
        </text:list-item>
        <text:list-item>
          <text:p text:style-name="P19">FK_estadocontactotermostato_tpcm_libsoav1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Estas son las fks para las tpas y no todas estan añadidas al case del hilo</text:p>
      <text:p text:style-name="P17"/>
      <text:list xml:id="list105403535932569" text:continue-numbering="true" text:style-name="L1">
        <text:list-item>
          <text:p text:style-name="P15"><text:span text:style-name="T7">FK_creartpacondicionsimple_tpa_libsoav1</text:span></text:p>
        </text:list-item>
        <text:list-item>
          <text:p text:style-name="P13"><text:span text:style-name="T7">FK_creartpacondicionsimplecontiempo_tpa_libsoav1</text:span></text:p>
        </text:list-item>
        <text:list-item>
          <text:p text:style-name="P23">FK_creartpacondicionsimpleconrango_tpa_libsoav1</text:p>
        </text:list-item>
        <text:list-item>
          <text:p text:style-name="P23">FK_creartpacondicionsimplecontiempoconrango_tpa_libsoav1</text:p>
        </text:list-item>
        <text:list-item>
          <text:p text:style-name="P16"><text:span text:style-name="T7">FK_creartpacondicioncompuesta_tpa_libsoav1</text:span></text:p>
        </text:list-item>
        <text:list-item>
          <text:p text:style-name="P16"><text:span text:style-name="T7">FK_creartpacondicioncompuesta</text:span><text:span text:style-name="T10">contiempo</text:span><text:span text:style-name="T7">_tpa_libsoav1</text:span></text:p>
        </text:list-item>
        <text:list-item>
          <text:p text:style-name="P14"><text:span text:style-name="T7">FK_creartpacondicioncompuestaconrango_tpa_libsoav1</text:span></text:p>
        </text:list-item>
        <text:list-item>
          <text:p text:style-name="P24">FK_creartpacondicioncompuesta<text:span text:style-name="T12">contiempoconrango</text:span>_tpa_libsoav1</text:p>
        </text:list-item>
        <text:list-item>
          <text:p text:style-name="P28">FK_temporizadortpasdigital_condicionestiempotpa_libsoav1</text:p>
        </text:list-item>
        <text:list-item>
          <text:p text:style-name="P28">FK_temporizadortpasanalogica_condicionestiempotpa_libsoav1</text:p>
        </text:list-item>
        <text:list-item>
          <text:p text:style-name="P18"><text:span text:style-name="T3">FK_creartpacondicionmutante_tpa_libsoav1</text:span></text:p>
        </text:list-item>
        <text:list-item>
          <text:p text:style-name="P18"><text:span text:style-name="T3">FK_creartpacondicionmutante</text:span><text:span text:style-name="T11">conrango</text:span><text:span text:style-name="T3">_tpa_libsoav1</text:span></text:p>
          <text:p text:style-name="P25"/>
        </text:list-item>
        <text:list-item>
          <text:p text:style-name="P26">FK_tpasubtcampo0_subtcampos_libsoav1 ???</text:p>
        </text:list-item>
        <text:list-item>
          <text:p text:style-name="P26">FK_tpasubtcampo1_subtcampos_libsoav1 ???</text:p>
        </text:list-item>
      </text:list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2:14:18.396525938</meta:creation-date>
    <dc:date>2018-11-12T10:54:02.608010384</dc:date>
    <meta:editing-duration>PT1H39M56S</meta:editing-duration>
    <meta:editing-cycles>19</meta:editing-cycles>
    <meta:generator>LibreOffice/4.2.8.2$Linux_x86 LibreOffice_project/420m0$Build-2</meta:generator>
    <meta:print-date>2018-11-09T12:28:50.537578825</meta:print-date>
    <meta:document-statistic meta:table-count="0" meta:image-count="0" meta:object-count="0" meta:page-count="3" meta:paragraph-count="81" meta:word-count="181" meta:character-count="4031" meta:non-whitespace-character-count="4010"/>
  </office:meta>
</office:document-meta>
</file>